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Mangal" svg:font-family="Mangal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微軟正黑體" fo:font-size="20pt" fo:font-weight="bold" officeooo:paragraph-rsid="001af5f2" style:font-name-asian="微軟正黑體" style:font-size-asian="20pt" style:font-weight-asian="bold" style:font-size-complex="20pt" style:font-weight-complex="bold"/>
    </style:style>
    <style:style style:name="P2" style:family="paragraph" style:parent-style-name="Standard" style:master-page-name="">
      <style:paragraph-properties fo:margin-left="0cm" fo:margin-right="0cm" fo:text-indent="0.9cm" style:auto-text-indent="false" style:page-number="auto"/>
      <style:text-properties style:font-name="微軟正黑體" fo:font-size="12pt" officeooo:rsid="001af5f2" officeooo:paragraph-rsid="001cc800" style:font-name-asian="微軟正黑體" style:font-size-asian="12pt" style:language-asian="zh" style:country-asian="TW" style:font-size-complex="12pt"/>
    </style:style>
    <style:style style:name="P3" style:family="paragraph" style:parent-style-name="Standard">
      <style:paragraph-properties fo:margin-left="0cm" fo:margin-right="0cm" fo:text-indent="0.9cm" style:auto-text-indent="false"/>
      <style:text-properties style:font-name="微軟正黑體" fo:font-size="12pt" officeooo:rsid="001af5f2" officeooo:paragraph-rsid="001cc800" style:font-name-asian="微軟正黑體" style:font-size-asian="12pt" style:language-asian="zh" style:country-asian="TW" style:font-size-complex="12pt"/>
    </style:style>
    <style:style style:name="T1" style:family="text">
      <style:text-properties fo:font-variant="normal" fo:text-transform="none" fo:color="#222222" fo:letter-spacing="normal" fo:font-style="normal" fo:font-weight="normal"/>
    </style:style>
    <style:style style:name="T2" style:family="text">
      <style:text-properties fo:font-variant="normal" fo:text-transform="none" fo:color="#222222" fo:letter-spacing="normal" style:font-style-asian="normal" style:font-weight-asian="normal"/>
    </style:style>
    <style:style style:name="T3" style:family="text">
      <style:text-properties officeooo:rsid="001af5f2"/>
    </style:style>
    <style:style style:name="T4" style:family="text">
      <style:text-properties officeooo:rsid="001bcc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Biker's App</text:span></text:p>
      <text:p text:style-name="P2">希望能夠提供使用者(單車族)騎乘單車的基本注意事項(正確騎乘姿勢、煞車技巧)提醒，及相關知識(單車、安全帽選購)，當車子臨時出現問題時，簡易的修車影片教學(YouTube P<text:span text:style-name="T4">layer</text:span>)能幫助使用者自行修理，若是問題無法自行解決也不需要擔心，只要能連上網路就能知道附近的車行位置(Google Map)，並且提供使用者評價車行和查看他人評價的的功能(雲端資料庫)，不用害怕會遇到黑心店家。</text:p>
      <text:p text:style-name="P3">更希望在未來能推出社群功能，讓使用者們能和其他車友分享他的騎乘路線規劃、騎乘經驗(旅途經歷、心得、照片分享)以及一些推薦景點，並且提供車隊專區，讓來自不同地方的車友們能夠透過這個App凝聚在一起，同一個車隊的使用者能夠擁有一個獨立的類似聊天室的空間，讓車隊裡的人能閒話家常、舉辦活動(例：為一次共同出遊或比賽制定一條路線，提供使用者語音導航的功能)。</text:p>
      <text:p text:style-name="P3">另外，也期望能在社群功能中加入個人的騎乘資訊(車款、所屬車隊、累計騎乘時數、騎乘距離、最愛的路線)，和親朋好友互相挑戰，誰能累計較長的騎乘距離，同一條路線，誰騎的速度最快等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微軟正黑體" svg:font-family="微軟正黑體" style:font-family-generic="swiss" style:font-pitch="variable"/>
    <style:font-face style:name="Mangal" svg:font-family="Mangal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9:21:46.004000000</meta:creation-date>
    <dc:date>2013-12-09T20:17:55.905000000</dc:date>
    <meta:editing-duration>PT40M58S</meta:editing-duration>
    <meta:editing-cycles>3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4" meta:word-count="432" meta:character-count="467" meta:non-whitespace-character-count="464"/>
  </office:meta>
</office:document-meta>
</file>